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a28" officeooo:paragraph-rsid="0015a624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403b2" officeooo:paragraph-rsid="0015a624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537ed" officeooo:paragraph-rsid="0015a624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761864" officeooo:paragraph-rsid="0015a624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4537ed" officeooo:paragraph-rsid="0015a624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761864" officeooo:paragraph-rsid="0015a624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10c4e4d" officeooo:paragraph-rsid="0015a624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variant="normal" fo:text-transform="none" fo:color="#252525" style:text-line-through-style="none" style:text-line-through-type="none" style:font-name="Liberation Serif" fo:font-size="12pt" fo:letter-spacing="normal" fo:font-style="italic" style:text-underline-style="none" fo:font-weight="normal" officeooo:rsid="004537ed" officeooo:paragraph-rsid="0015a624" style:text-blinking="false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officeooo:rsid="012ae84a" officeooo:paragraph-rsid="0015a624"/>
    </style:style>
    <style:style style:name="P10" style:family="paragraph" style:parent-style-name="Standard">
      <style:text-properties officeooo:rsid="0017587b" officeooo:paragraph-rsid="0015a624"/>
    </style:style>
    <style:style style:name="P11" style:family="paragraph" style:parent-style-name="Standard">
      <style:text-properties officeooo:rsid="0036c88c" officeooo:paragraph-rsid="0015a624"/>
    </style:style>
    <style:style style:name="P12" style:family="paragraph" style:parent-style-name="Standard">
      <style:text-properties officeooo:rsid="0019026f" officeooo:paragraph-rsid="0015a624"/>
    </style:style>
    <style:style style:name="P13" style:family="paragraph" style:parent-style-name="Standard">
      <style:text-properties officeooo:rsid="010c4e4d" officeooo:paragraph-rsid="0015a624"/>
    </style:style>
    <style:style style:name="T1" style:family="text">
      <style:text-properties officeooo:rsid="0129a4dd"/>
    </style:style>
    <style:style style:name="T2" style:family="text">
      <style:text-properties officeooo:rsid="031ff67d"/>
    </style:style>
    <style:style style:name="T3" style:family="text">
      <style:text-properties officeooo:rsid="00465231"/>
    </style:style>
    <style:style style:name="T4" style:family="text">
      <style:text-properties officeooo:rsid="010c4e4d"/>
    </style:style>
    <style:style style:name="T5" style:family="text">
      <style:text-properties officeooo:rsid="012ae84a"/>
    </style:style>
    <style:style style:name="T6" style:family="text">
      <style:text-properties officeooo:rsid="012d61f8"/>
    </style:style>
    <style:style style:name="T7" style:family="text">
      <style:text-properties officeooo:rsid="0019026f"/>
    </style:style>
    <style:style style:name="T8" style:family="text">
      <style:text-properties officeooo:rsid="007b6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Зима навалилась как-то сразу. Сугробы легли, будто всегда тут и были.</text:p>
      <text:p text:style-name="P2">Я зашёл за Ольгой перед танцами. Она представила меня всем в её хате, мне предложили раздеться и сесть, но нет, спасибо, <text:s/><text:span text:style-name="T1">нам </text:span>уже <text:span text:style-name="T1">пора выходить</text:span>. </text:p>
      <text:p text:style-name="P2">Ольга оделась и мы вышли.</text:p>
      <text:p text:style-name="P2">Однако в Клуб ещё успеется — аппаратур<text:span text:style-name="T2">а</text:span> с эстрады не у<text:span text:style-name="T1">носилась</text:span>, <text:span text:style-name="T1">мы </text:span>просто запирали Зал.</text:p>
      <text:p text:style-name="P2">Так что <text:span text:style-name="T2">имелся запас времени нам </text:span>с <text:span text:style-name="T1">Ольгой</text:span> <text:span text:style-name="T2">навестить</text:span> скамейку возле Нефтебазы.</text:p>
      <text:p text:style-name="P2">У <text:span text:style-name="T1">неё</text:span> в сумке оказалось вино. <text:span text:style-name="T1">Мы в</text:span>ыпили, но не много, а для сугрева и настроения, и по плотно укатанному снегу отправились в Клуб.</text:p>
      <text:p text:style-name="P2">Уже ночью, <text:span text:style-name="T1">тёмной и </text:span>безлунной, но с утыканным звёздами небом, мы вернулись к недопитой бутылке красного вина <text:span text:style-name="T3">в неприметном сугробе</text:span>. </text:p>
      <text:p text:style-name="P2">Оно оказалось до того холодным, что вовсе не грело и на вкус — <text:span text:style-name="T2">тоже </text:span>как лёд. </text:p>
      <text:p text:style-name="P3">Мы немного выпили, но допивать не стали. Покурили.</text:p>
      <text:p text:style-name="P3">Я расстегнул на себе пальто, она — своё и села ко мне на колени.</text:p>
      <text:p text:style-name="P3">Друг с другом мы уже обращались как с <text:span text:style-name="T2">личной </text:span>собственностью. </text:p>
      <text:p text:style-name="P3">Я мог запустить руку ей в колготки до самой выпуклой вогнутости, которую не нашёл в ту <text:span text:style-name="T4">слишком короткую </text:span>ночь. </text:p>
      <text:p text:style-name="P3">Она запросто расстёгивала ремень моих брюк и все пуговицы, чтоб охватить ладонью мой напряжённый уд.</text:p>
      <text:p text:style-name="P3">Всё как обычно, вперемешку с долгими, <text:span text:style-name="T3">как затяжные погружения</text:span> <text:span text:style-name="T3">в иное измерение, </text:span>поцелуями.</text:p>
      <text:p text:style-name="P3">И вдруг что-то случилось и меня не стало. </text:p>
      <text:p text:style-name="P3">Вышел из себя. Слился. С каждым толчком слиянье всё плотней. <text:span text:style-name="T5">Меня тут нет, есть м</text:span>ы... <text:span text:style-name="T5">Мы и больше ничего... не распознать... а и не надо... и всё плывёт... туман... к</text:span>ак же это...Что?.. О!.. Ещё!</text:p>
      <text:p text:style-name="P3">Связь оборвалась. <text:span text:style-name="T6">Начали всплывать ночь, снег, скамейка...</text:span></text:p>
      <text:p text:style-name="P3">Пара <text:span text:style-name="T6">рывков</text:span> вдогонку <text:span text:style-name="T6">ускользающему новому</text:span> <text:span text:style-name="T6">миру </text:span>показали — нечем <text:span text:style-name="T6">вернуть, удержать, продолжать..</text:span>. </text:p>
      <text:p text:style-name="P3">Мы распались. Снова она и я. </text:p>
      <text:p text:style-name="P3">Я <text:span text:style-name="T6">оглушённо </text:span>поднялся. </text:p>
      <text:p text:style-name="P3">Тот же фонарь. <text:span text:style-name="T3">Искринки в сугробе. </text:span>Чёрное небо. Уколы звёзд...</text:p>
      <text:p text:style-name="P3">Когда не думает никто...</text:p>
      <text:p text:style-name="P3">А шапка где? Ладно, потом...</text:p>
      <text:p text:style-name="P3">17 ноября... 17 лет... ученик слесаря... потерял девственность...</text:p>
      <text:p text:style-name="P3">А она?</text:p>
      <text:p text:style-name="P3"/>
      <text:p text:style-name="P5"><text:span text:style-name="T4">(...н</text:span>е знаю до сих пор.</text:p>
      <text:p text:style-name="P5">Какая разница?..<text:span text:style-name="T4">)</text:span></text:p>
      <text:p text:style-name="P5"/>
      <text:p text:style-name="P4">Прощаясь с ней, такой вдруг притихшей, возле хаты тёти Нины, я осознал, что мой долг быть сильней неё, а всё остальное — отныне и во веки веков — я вовсе не обязан понимать.</text:p>
      <text:p text:style-name="P4"/>
      <text:p text:style-name="P6"><text:span text:style-name="T4">(.</text:span>..<text:span text:style-name="T4">вот, всё-таки, <text:s/>умею я красиво формулировать свои мысли. </text:span></text:p>
      <text:p text:style-name="P7">Впоследствии. </text:p>
      <text:p text:style-name="P7">Десятилетия спустя...)</text:p>
      <text:p text:style-name="P8"/>
      <text:p text:style-name="P3">На следующий вечер я пошёл в вечернюю школу рабочей молодёжи. </text:p>
      <text:p text:style-name="P3">Она иногда посещала занятия, потому что тётя Нина требовала получить бумажку об окончании восьми классов.</text:p>
      <text:p text:style-name="P3">Выйдя с урока, <text:span text:style-name="T4">Ольга</text:span> стала рассказывать до чего обильным <text:span text:style-name="T2">оказалось</text:span> кровотечение.</text:p>
      <text:p text:style-name="P3"/>
      <text:p text:style-name="P5"><text:soft-page-break/><text:span text:style-name="T4">(...к</text:span>ак будто это <text:span text:style-name="T2">хоть </text:span>что-то меняет.</text:p>
      <text:p text:style-name="P5">Что толку во всех целках, обрезаниях, адюльтерах и верностях навек?</text:p>
      <text:p text:style-name="P5">Что было — того нет.</text:p>
      <text:p text:style-name="P5">Что есть — <text:span text:style-name="T3">утратишь</text:span>.</text:p>
      <text:p text:style-name="P5">Чему бывать — того не миновать...<text:span text:style-name="T4">)</text:span></text:p>
      <text:p text:style-name="P9"><text:s/></text:p>
      <text:p text:style-name="P10">Конечно, наша любовная связь не в силах была растопить снега и <text:s/>льды зимы, но пылала неугасимо. <text:s/></text:p>
      <text:p text:style-name="P10">Мы связывались при первом же удобном случае.</text:p>
      <text:p text:style-name="P10">Заснеженн<text:span text:style-name="T6">ая</text:span> скамейк<text:span text:style-name="T6">а</text:span> возле Нефтебазы <text:span text:style-name="T6">нас </text:span>скоро перестал<text:span text:style-name="T6">а</text:span> <text:s/><text:span text:style-name="T6">устраивать</text:span> — мешала её спинка.</text:p>
      <text:p text:style-name="P10">Железный вагончик <text:s/>у крохотного катка в Парке просторнее, но приходится долго ждать, пока хлопцы разопьют вино, поумничают, смажут друг друга по морде — но без ножей — и разойдутся.</text:p>
      <text:p text:style-name="P10">Нож доставать — себе в убыток; если Колян у кого нож увидит — забирает с концами <text:span text:style-name="T4">и </text:span>уже не вернёт.</text:p>
      <text:p text:style-name="P10"/>
      <text:p text:style-name="P10">Колян с Посёлка представитель всё более редкой породы богатырей. </text:p>
      <text:p text:style-name="P10">Не слишком крупный экземпляр — всего метр восемьдесят, и совсем немногословный. </text:p>
      <text:p text:style-name="P10">Хотя ему это не очень-то надо; <text:span text:style-name="T2">глянь</text:span> на <text:span text:style-name="T2">эти</text:span> кулаки по пуду весом — <text:span text:style-name="T2"><text:s/></text:span>охота к лишним разговорам отпадает сама собой. </text:p>
      <text:p text:style-name="P11">Тут даже из-за угла мешком пришибленный враз усекёт, что Колян его за шесть сéкунд уснéдает. </text:p>
      <text:p text:style-name="P10">Среди своих, конечно, он <text:span text:style-name="T4">что-то </text:span>говорит, просто надо дождаться, пока закончит слово.</text:p>
      <text:p text:style-name="P10"/>
      <text:p text:style-name="P10">Меня он зауважал ещё с времён нашего с Ольгой «обручения».</text:p>
      <text:p text:style-name="P10">Мы <text:span text:style-name="T4">с ней тогда </text:span>только ещё начинали встречаться. </text:p>
      <text:p text:style-name="P10">Перед выходом в Парк я выпросил у своей сестры колечко.</text:p>
      <text:p text:style-name="P10">Обычная бижутерная фигня с мелкой стекляшкой.</text:p>
      <text:p text:style-name="P10">Она не хотела давать, еле выпросил всего на один вечер.</text:p>
      <text:p text:style-name="P10">В Парке мы с Ольгой поднялись в кинобудку летнего кинотеатра — второй киномеханик, Гриша Зайченко, мне ключ давал.</text:p>
      <text:p text:style-name="P10">Ольга, как увидала то колечко у меня на мизинце, сразу — кто дал?</text:p>
      <text:p text:style-name="P10">Сестра, говорю, моя — малá.</text:p>
      <text:p text:style-name="P10">Не верит. Дай посмотрю, говорит.</text:p>
      <text:p text:style-name="P10">Я дал, а она его враз на палец — оп! Только не на мизинец.</text:p>
      <text:p text:style-name="P10">Ладно, говорю, покрасовалась, а теперь снимай — я Наташке обещал вернуть, это от её парня.</text:p>
      <text:p text:style-name="P10">Ольга пробует снять — а ни в какую!</text:p>
      <text:p text:style-name="P10">Крутит его, тянет — не слазит кольцо и всё тут.</text:p>
      <text:p text:style-name="P10">Намуч<text:span text:style-name="T7">и</text:span>лась она с ним, по микрону через сустав протаскива<text:span text:style-name="T4">ла</text:span>.</text:p>
      <text:p text:style-name="P12">Когда, наконец, я то кольцо в карман положил, нам уже не до свидания было — ей больно, а мне её жалко.</text:p>
      <text:p text:style-name="P12">Запер я кинобудку и мы ушли.</text:p>
      <text:p text:style-name="P12">А Колян в это время в кассе летнего со сторожем бух<text:span text:style-name="T4">á</text:span>л и увидел кто это сверху спускается...</text:p>
      <text:p text:style-name="P12">А что ему оставалось подумать, если из окошечка кинобудки полчаса на весь летний <text:span text:style-name="T4">кинотеатр </text:span>женские стоны <text:span text:style-name="T4">шли</text:span>:</text:p>
      <text:p text:style-name="P12">- О! У! М-м! Ай! Мама!</text:p>
      <text:p text:style-name="P12">Вот он и подумал: откуда в такой мелкоте как я... этта.. типа... столько берётся?</text:p>
      <text:p text:style-name="P12">Вобщем, он меня зауважал.</text:p>
      <text:p text:style-name="P12"/>
      <text:p text:style-name="P12">Так что в железном вагончике, <text:span text:style-name="T8">когда блатва наговорится, что <text:s/>пора бы подловить и выбить </text:span><text:soft-page-break/><text:span text:style-name="T8">бубну городским хиппарям, чтоб сильно так не хипповали, и разойдутся довольные тем, какие они крутые;</text:span> надо ещё дождаться пока Колян договорит свои объяснения куда, <text:span text:style-name="T8">ну, этта,</text:span> ключ от вагончика, <text:span text:style-name="T8">вобщем, типа,</text:span> прятать.</text:p>
      <text:p text:style-name="P12"/>
      <text:p text:style-name="P12">Самые тёплые чувство оставил длиннополый кожух тёти Нины, в котором Ольга как-то вечером вышла из хаты.</text:p>
      <text:p text:style-name="P12">Мы спустились в Рощу, на ровный лёд замёрзшего Болота и это было хорошо, но, как всегда, мало.</text:p>
      <text:p text:style-name="P12"/>
      <text:p text:style-name="P12">На заводе истёк срок нашего ученичества и мы стали получать по семьдесят рублей в месяц — почти как все.</text:p>
      <text:p text:style-name="P12">При рубке железа зубилом мы уже не расшибали пальцы в кровь и нам — волосатикам — даже доверили изготовление изделия с нуля.</text:p>
      <text:p text:style-name="P12">Это интересно.</text:p>
      <text:p text:style-name="P12">Неосязаемая, умозрительная мысль переходит в наглядные линии чертежей с бессчётными цифирьками размеров.</text:p>
      <text:p text:style-name="P13">Согласно этим цифрам, м<text:span text:style-name="T7">ы упрашиваем газосварщика нарезать нужные куски из 20-миллиметрового листового железа, упрашиваем разметчика прокернить контуры, упрашиваем строгальщика обстрогать по разметке, упрашиваем сварщика приварить эту к этой, а ту — сюда...</text:span></text:p>
      <text:p text:style-name="P12">Зачем столько просьб? </text:p>
      <text:p text:style-name="P12">Да, потому что <text:s/>все <text:span text:style-name="T2">же ж </text:span>при деле, некогда...</text:p>
      <text:p text:style-name="P12">Иногда от просьбы до исполнения приходится недели ждать, или просить заново.</text:p>
      <text:p text:style-name="P12">И вот остов изделия на стеллажах начинает обрастать деталями и в нём уж<text:span text:style-name="T4">е</text:span> что-то вырисовывается. </text:p>
      <text:p text:style-name="P1">Мастер перестаёт нас на каждом шагу называть волосатиками, а слесаря меньше подначивают <text:span text:style-name="T4">насчёт</text:span> запуск нашего «лунохода».</text:p>
      <text:p text:style-name="P1">Начальник участка забирает у нас уже порядком загрязнившуюся папку с чертежами и передаёт её Яше и Мыколе-старóму, чтобы более умудрённые умельцы довели бестелесную мысль до окончательной осязаемости.</text:p>
      <text:p text:style-name="P1">Это обидно.</text:p>
      <text:p text:style-name="P1"/>
      <text:p text:style-name="P1">А следующее изделие мы запороли.</text:p>
      <text:p text:style-name="P1">Потратили уйму материала, собрали, поприваривали, а Боря Сакун посмотрел в чертежи и говорит — что-то не то.</text:p>
      <text:p text:style-name="P1">Инженер-технолог из кабинета над бытовкой с ним согласился — точно, не то.</text:p>
      <text:p text:style-name="P1">А что именно «не то» понять не могут — размеры, вроде, все соблюдены.</text:p>
      <text:p text:style-name="P1">Позвали автора чертежей из конструкторского бюро. Тот смотрел-смотрел и — догадался!</text:p>
      <text:p text:style-name="P1">Мы сделали всё точно, но в зеркальном отражении.</text:p>
      <text:p text:style-name="P1">Пришлось разбир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24:28.216405168</meta:creation-date>
    <dc:date>2017-03-01T18:24:37.158040817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93" meta:word-count="1087" meta:character-count="6876" meta:non-whitespace-character-count="5819"/>
    <meta:generator>LibreOffice/4.3.3.2$Linux_x86 LibreOffice_project/430m0$Build-2</meta:generator>
  </office:meta>
</office:document-meta>
</file>